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1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6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7" style:family="paragraph" style:parent-style-name="Normale">
      <style:text-properties style:font-name="Times New Roman" fo:font-size="10.5pt" style:font-size-asian="10.5pt" style:font-size-complex="10.5pt"/>
    </style:style>
    <style:style style:name="P28" style:family="paragraph" style:parent-style-name="Normale">
      <style:text-properties style:font-name="Times New Roman" fo:font-size="9pt" style:font-size-asian="9pt" style:font-size-complex="9pt"/>
    </style:style>
    <style:style style:name="P29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fo:font-style="italic" fo:background-color="#ffff00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background-color="#ffff00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38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39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40" style:family="paragraph" style:parent-style-name="Standard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44" style:family="paragraph" style:parent-style-name="Standard" style:list-style-name="L1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5" style:family="paragraph" style:parent-style-name="Standard" style:list-style-name="L2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6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Times New Roman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>RACCOMANDATA A.R</text:p>
            <text:p text:style-name="P8">inviata via pec</text:p>
          </table:table-cell>
        </table:table-row>
        <table:table-row>
          <table:table-cell table:style-name="Tabella1.A1" office:value-type="string">
            <text:p text:style-name="P11">Protocollo n. _____________</text:p>
          </table:table-cell>
          <table:table-cell table:style-name="Tabella1.A1" office:value-type="string">
            <text:p text:style-name="P11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">Rifer. a nota n. [numero] del [data_protocollo]</text:span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1">in qualità di [richiedenti.titolo]</text:p>
            <text:p text:style-name="P31">della [richiedenti.ragsoc]</text:p>
            <text:p text:style-name="P31">[richiedenti.sede]</text:p>
            <text:p text:style-name="P31">[richiedenti.capd] [richiedenti.comuned] ([richiedenti.provd])</text:p>
            <text:p text:style-name="P20">[richiedenti.pec]</text:p>
            <text:p text:style-name="P30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[progettisti.nominativo;block=tbs:row;]</text:p>
            <text:p text:style-name="P30">[progettisti.indirizzo]</text:p>
            <text:p text:style-name="P26"><text:span text:style-name="Car._20_predefinito_20_paragrafo"><text:span text:style-name="T6">[progettisti.cap] [progettisti.comune] ([progettisti.prov])</text:span></text:span></text:p>
            <text:p text:style-name="P26"><text:span text:style-name="Car._20_predefinito_20_paragrafo"><text:span text:style-name="T6">[progettisti.pec]</text:span></text:span></text:p>
            <text:p text:style-name="P26"><text:span text:style-name="Car._20_predefinito_20_paragrafo"><text:span text:style-name="T6"/></text:span></text:p>
          </table:table-cell>
        </table:table-row>
      </table:table>
      <text:p text:style-name="P2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:</text:p>
          </table:table-cell>
          <table:table-cell table:style-name="Tabella3.A1" office:value-type="string">
            <text:p text:style-name="P21"><text:span text:style-name="T4">[tipo_pratica] richiesta con istanza presentata in data [data_presentazione] recepita in atti [data_presentazione] al prot. [protocollo] del [data_protocollo] riguardante </text:span>“[oggetto]”<text:span text:style-name="T4"> presso l’immobile sito in Savona, [ubicazione].</text:span></text:p>
            <text:p text:style-name="P19"><text:span text:style-name="Car._20_predefinito_20_paragrafo"><text:span text:style-name="T7">Comunicazione del responsabile del procedimento e </text:span></text:span><text:span text:style-name="Car._20_predefinito_20_paragrafo"><text:span text:style-name="T8">richiesta documentazione integrativa.</text:span></text:span></text:p>
          </table:table-cell>
        </table:table-row>
      </table:table>
      <text:p text:style-name="P33"/>
      <text:p text:style-name="P33"/>
      <text:p text:style-name="P34">In riferimento alla richiesta di cui all’oggetto ed ai sensi dell’art. 7 della Legge 7 agosto 1990, n° 241, <text:s/>si comunica che <text:span text:style-name="T9">il responsabile del procedimento è il [responsabile_procedimento]</text:span><text:span text:style-name="T10">,</text:span> mentre il [istruttore_tecnico] è l’istruttore tecnico al quale rivolgersi, nell’orario di ricevimento, per avere informazioni in merito alla richiesta presentata.</text:p>
      <text:p text:style-name="P35">(solo in caso di richiesta integrazioni inserire la parte in giallo)</text:p>
      <text:p text:style-name="P36">Inoltre per quanto attiene la documentazione progettuale prodotta si comunica quanto segue:</text:p>
      <text:list xml:id="list6329935374532454422" text:style-name="L1">
        <text:list-item>
          <text:p text:style-name="P44">si rileva che …........</text:p>
        </text:list-item>
        <text:list-item>
          <text:p text:style-name="P44">…....<text:tab/></text:p>
        </text:list-item>
      </text:list>
      <text:p text:style-name="P40"><text:tab/>Alla luce di quanto sopra, per il prosieguo della pratica è necessario trasmettere la seguente documentazione integrativa (in quattro copie):</text:p>
      <text:list xml:id="list2261148122382005413" text:style-name="L2">
        <text:list-item>
          <text:p text:style-name="P45">nuova attestazione di conformità urbanistico edilizia (ex art.2 comma 1 del DPR 139/2010) compilata in ogni sua parte (con indicazione di …....della presenza di vincoli e la conformità alla relativa normativa)</text:p>
        </text:list-item>
        <text:list-item>
          <text:p text:style-name="P45">nuovi elaborati grafici (in opportuna scala) con ….....</text:p>
        </text:list-item>
        <text:list-item>
          <text:p text:style-name="P45">…....</text:p>
        </text:list-item>
      </text:list>
      <text:p text:style-name="P37">Si comunica che, sino ad avvenuta trasmissione di quanto ivi richiesto, non si potrà dare ulteriore corso all'iter istruttorio.</text:p>
      <text:p text:style-name="P34">Distinti saluti.</text:p>
      <text:p text:style-name="P3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3"/>
          </table:table-cell>
          <table:table-cell table:style-name="Tabella4.A1" office:value-type="string">
            <text:p text:style-name="P2">Il responsabile tecnico dei procedimenti in materia paesaggistica</text:p>
            <text:p text:style-name="P2">[responsabile_procedimento]</text:p>
          </table:table-cell>
        </table:table-row>
        <table:table-row table:style-name="Tabella4.1">
          <table:table-cell table:style-name="Tabella4.A1" office:value-type="string">
            <text:p text:style-name="P24">L’istruttore </text:p>
            <text:p text:style-name="P24">[istruttore_tecnico]</text:p>
          </table:table-cell>
          <table:table-cell table:style-name="Tabella4.A1" office:value-type="string">
            <text:p text:style-name="P25"/>
          </table:table-cell>
        </table:table-row>
      </table:table>
      <text:p text:style-name="P22"><text:soft-page-break/></text:p>
      <text:p text:style-name="P22"/>
      <text:p text:style-name="P22"/>
      <text:h text:style-name="P46" text:outline-level="1"/>
      <text:h text:style-name="P46" text:outline-level="1">Informativa ai sensi dell’articolo 13 del D.Lgs 30 giugno 2003 n.196</text:h>
      <text:p text:style-name="P16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6"/>
      <text:p text:style-name="P17">Finalità del trattamento.</text:p>
      <text:p text:style-name="P13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41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41">Gli stessi dati possono altresì essere comunicati a privati o enti pubblici economici qualora ciò sia previsto da una norma di legge o di regolamento.</text:p>
      <text:p text:style-name="P39"/>
      <text:p text:style-name="P43">Dati personali.</text:p>
      <text:p text:style-name="P41">I dati richiesti devono essere indicati obbligatoriamente onde rendere possibile l’istruttoria dell’istanza di permesso di costruire.</text:p>
      <text:p text:style-name="P41">Il rifiuto di fornire i dati richiesti comporterà l’impossibilità di dare seguito alla Sua domanda.</text:p>
      <text:p text:style-name="P39"/>
      <text:p text:style-name="P43">Modalità di trattamento.</text:p>
      <text:p text:style-name="P41">I dati verranno trattati con modalità prevalentemente informatizzate e con logiche pienamente rispondenti alle finalità da perseguire anche mediante:</text:p>
      <text:p text:style-name="P41">- verifiche dei dati esposti nella domanda e documentazione allegata con altri dati in possesso del Comune di Savona;</text:p>
      <text:p text:style-name="P41">- verifiche dei dati contenuti nella domanda e nella documentazione allegata con i dati in possesso di altri organismi.</text:p>
      <text:p text:style-name="P39"/>
      <text:p text:style-name="P43">Titolari del trattamento.</text:p>
      <text:p text:style-name="P42"><text:span text:style-name="T3">Il Comune di Savona assume la qualifica </text:span><text:span text:style-name="T1">di titolare del trattamento dei dati personali</text:span><text:span text:style-name="T3">.</text:span></text:p>
      <text:p text:style-name="P41">Il responsabile del trattamento dei dati personali è il Direttore del Settore Pianificazione Territoriale, Arch. Giovanna Macario</text:p>
      <text:p text:style-name="P39"/>
      <text:p text:style-name="P43">Diritti dell’interessato.</text:p>
      <text:p text:style-name="P41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39"/>
      <text:p text:style-name="P43">Consenso.</text:p>
      <text:p text:style-name="P41">Il Comune di Savona, in quanto soggetto pubblico, non deve acquisire il consenso degli interessati per poter trattare i loro dati personali.</text:p>
      <text:p text:style-name="P38"/>
      <text:p text:style-name="P32"><text:span text:style-name="Car._20_predefinito_20_paragraf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394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168cm"/>
    </style:style>
    <style:style style:name="Tabella5.D" style:family="table-column">
      <style:table-column-properties style:column-width="4.97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379cm" svg:height="2.35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Settore: </text:p>
            </table:table-cell>
            <table:table-cell table:style-name="Tabella5.B1" office:value-type="string">
              <text:p text:style-name="MP6">Pianificazione Territoriale</text:p>
            </table:table-cell>
            <table:table-cell table:style-name="Tabella5.B1" office:value-type="string">
              <text:p text:style-name="MP6">Dirigente:</text:p>
            </table:table-cell>
            <table:table-cell table:style-name="Tabella5.D1" office:value-type="string">
              <text:p text:style-name="MP6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6">Struttura responsabile:</text:p>
            </table:table-cell>
            <table:table-cell table:style-name="Tabella5.B2" office:value-type="string">
              <text:p text:style-name="MP6">Servizio Urbanistica e Paesaggio </text:p>
            </table:table-cell>
            <table:table-cell table:style-name="Tabella5.B2" office:value-type="string">
              <text:p text:style-name="MP6">Responsabile del <text:s/>procedimento:</text:p>
            </table:table-cell>
            <table:table-cell table:style-name="Tabella5.D2" office:value-type="string">
              <text:p text:style-name="MP6">Arch. Sandra Ventur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corso Italia 19 <text:s/>- <text:s text:c="2"/>17100 Savona</text:p>
            </table:table-cell>
            <table:table-cell table:style-name="Tabella5.B2" office:value-type="string">
              <text:p text:style-name="MP6">Istruttore:</text:p>
            </table:table-cell>
            <table:table-cell table:style-name="Tabella5.D2" office:value-type="string">
              <text:p text:style-name="MP6">[onload.istruttore_tecnico]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tel.019-8310291/294/671/363/364</text:p>
              <text:p text:style-name="MP7">telefax 019-8310356</text:p>
            </table:table-cell>
            <table:table-cell table:style-name="Tabella5.B2" office:value-type="string">
              <text:p text:style-name="MP6">Ufficio per visione atti:</text:p>
              <text:p text:style-name="MP7">Orario:</text:p>
            </table:table-cell>
            <table:table-cell table:style-name="Tabella5.D2" office:value-type="string">
              <text:p text:style-name="MP6">Servizio Urbanistica e Paesaggio </text:p>
              <text:p text:style-name="MP7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6">Data avvio procedimento:</text:p>
            </table:table-cell>
            <table:table-cell table:style-name="Tabella5.D5" office:value-type="string">
              <text:p text:style-name="MP7">[onload.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4-11-05T14:37:06.25</dc:date>
    <meta:print-date>2013-02-20T09:35:00</meta:print-date>
    <meta:editing-cycles>35</meta:editing-cycles>
    <meta:editing-duration>PT4H29M32S</meta:editing-duration>
    <meta:generator>OpenOffice/4.0.0$Win32 OpenOffice.org_project/400m3$Build-9702</meta:generator>
    <dc:creator>comune savona comune savona</dc:creator>
    <meta:document-statistic meta:table-count="5" meta:image-count="1" meta:object-count="0" meta:page-count="2" meta:paragraph-count="79" meta:word-count="697" meta:character-count="5290"/>
  </office:meta>
</office:document-meta>
</file>